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ara Moses</text:p>
      <text:p text:style-name="Standard">ANTH 1023</text:p>
      <text:p text:style-name="Standard">D'Alisera</text:p>
      <text:p text:style-name="Standard">October 13, 2015</text:p>
      <text:p text:style-name="Standard"/>
      <text:p text:style-name="Standard"><text:tab/>The definition of sexuality varies heavily depending on who you ask, and even more so depending on which culture the person you ask belongs to. From an individual standpoint, sexuality is defined as a single person's preferences, beliefs, and behaviors related to intimate physical contact. However, from a social perspective, sexuality is perceived as what is considered appropriate according to that particular culture's values. </text:p>
      <text:p text:style-name="Standard"/>
      <text:p text:style-name="Standard"><text:tab/>An individual's sexuality is most often defined by preferences when it is being shared with others. People are likely, at least in the United States, to respond with “I'm attracted to [a specific gender]” when asked about their sexuality. While some of the inner details of a person's sexuality may be fluid, a person's sexual orientation is seen as constant. In contrast, socially sexuality is very dynamic, as it changes with a society's culture. Sexuality as a concept is shaped by a culture's people, institutions, and environment. It is heavily defined by the culture's morals. For example, in American culture, the act of sex is seen generally as something to be done in private. </text:p>
      <text:p text:style-name="Standard"/>
      <text:p text:style-name="Standard"><text:tab/>Sexuality has many definitions depending on the context in which the definition is applied. Socially, sexuality is seen as a concept molded by a people's morals and viewpoints of what is decent and acceptable. From an individual perspective, however, sexuality deals more with what a single person finds attractive and prefers in intimate situ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ara Moses</meta:initial-creator>
    <meta:creation-date>2015-10-13T22:20:42.34</meta:creation-date>
    <dc:date>2015-10-13T23:36:36.39</dc:date>
    <dc:creator>Tara Moses</dc:creator>
    <meta:editing-duration>PT1H15M58S</meta:editing-duration>
    <meta:editing-cycles>16</meta:editing-cycles>
    <meta:generator>OpenOffice/4.1.1$Win32 OpenOffice.org_project/411m6$Build-9775</meta:generator>
    <meta:document-statistic meta:table-count="0" meta:image-count="0" meta:object-count="0" meta:page-count="1" meta:paragraph-count="7" meta:word-count="240" meta:character-count="1514"/>
  </office:meta>
</office:document-meta>
</file>